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9">
      <style:paragraph-properties fo:margin-top="0in" fo:margin-bottom="0in" style:contextual-spacing="false"/>
    </style:style>
    <style:style style:name="P11" style:family="paragraph" style:parent-style-name="Text_20_body" style:list-style-name="L10"/>
    <style:style style:name="P12" style:family="paragraph" style:parent-style-name="Text_20_body" style:list-style-name="L10">
      <style:paragraph-properties fo:margin-top="0in" fo:margin-bottom="0in" style:contextual-spacing="false"/>
    </style:style>
    <style:style style:name="P13" style:family="paragraph" style:parent-style-name="Text_20_body" style:list-style-name="L11"/>
    <style:style style:name="P14" style:family="paragraph" style:parent-style-name="Text_20_body" style:list-style-name="L11">
      <style:paragraph-properties fo:margin-top="0in" fo:margin-bottom="0in" style:contextual-spacing="false"/>
    </style:style>
    <style:style style:name="T1" style:family="text">
      <style:text-properties officeooo:rsid="0016cedc"/>
    </style:style>
    <style:style style:name="T2" style:family="text">
      <style:text-properties officeooo:rsid="0017d4c1"/>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Introduction</text:span></text:p>
      <text:p text:style-name="Text_20_body">In the evolving landscape of robotics and autonomous systems, the quest to develop innovative control algorithms for complex or challenging-to-simulate systems has gained substantial momentum. This research delves into this burgeoning field by focusing on the development of a bat-inspired robotic entity, hereafter referred to as "Batbot." The core objective is to train the Batbot to hover using the sophisticated genetic algorithm known as Covariance Matrix Adaptation (CMA). This endeavor not only aims to advance our understanding of autonomous flight in robotics but also holds the potential to pioneer new pathways in controlling algorithms for intricate systems.</text:p>
      <text:p text:style-name="Text_20_body">The significance of this research lies in its capacity to bridge the gap between theoretical algorithmic control and practical application in physically demanding environments. The Batbot, with its intricate flight mechanics and dynamic response system, presents an ideal testbed for exploring the feasibility of applying advanced genetic algorithms in real-world scenarios. The challenge is magnified due to the need to synchronize a multitude of technologies to create a conducive learning environment for the Batbot.</text:p>
      <text:p text:style-name="Text_20_body">Initial attempts to develop this system encountered significant hurdles. The use of the STM32 microprocessor, while offering a robust platform, introduced complexities due to its reliance on C++, a low-level programming language. This complexity was compounded by issues encountered in wireless communication. Trials with a Bluetooth module were met with reliability issues, and the use of an ESP8266 Wi-Fi module necessitated the additional complexity of incorporating a modem. Further, the initial choice of force sensors – load sensors with multiple moving parts – introduced data inaccuracies. These inaccuracies were exacerbated by mechanical stresses in the system, leading to inconsistent readings influenced by the initial loads and the tightness of the screws in the assembly.</text:p>
      <text:p text:style-name="Text_20_body">However, after several months of rigorous trial and error, a more effective solution emerged. The transition to a Pyboard, utilizing MicroPython, offered a more user-friendly coding environment and enhanced reliability. This shift significantly streamlined the development process. In tandem, the adoption of a <text:span text:style-name="T1">wireless</text:span> UART module provided a robust and reliable means for wireless communication. Perhaps most crucially, the replacement of the initial force sensors with a 6-axis sensor – devoid of moving parts – markedly improved data precision. This sensor not only yielded more accurate readings of the three forces and three torques but also laid the groundwork for more sophisticated future analyses.</text:p>
      <text:p text:style-name="Text_20_body">The culmination of these developments heralds a new phase in the Batbot project, opening promising avenues for the application of genetic algorithms in complex robotic systems. This research, therefore, stands at the forefront of a transformative journey, one that could redefine the boundaries of autonomous control and robotic agility in unstructured environments.</text:p>
      <text:p text:style-name="Text_20_body"/>
      <text:p text:style-name="Text_20_body"/>
      <text:p text:style-name="Text_20_body"/>
      <text:p text:style-name="Standard"/>
      <text:p text:style-name="Standard"/>
      <text:p text:style-name="Standard"/>
      <text:p text:style-name="Standard"/>
      <text:p text:style-name="Standard"><text:soft-page-break/></text:p>
      <text:p text:style-name="Text_20_body"><text:span text:style-name="Strong_20_Emphasis">Optimization Algorithm</text:span></text:p>
      <text:h text:style-name="Heading_20_3" text:outline-level="3">Objective</text:h>
      <text:p text:style-name="Text_20_body">The primary goal of this research is to optimize the movement of the Batbot's hind-legs to generate maximum lift. This optimization is critical in achieving stable and efficient hovering for the Batbot.</text:p>
      <text:h text:style-name="Heading_20_3" text:outline-level="3">Parametrization of Movement</text:h>
      <text:p text:style-name="Text_20_body">To accomplish this, the movement of the Batbot's hind-legs has been parametrized as an elliptical motion. This approach requires the optimization of five key parameters: the center of the ellipse (defined by x and y coordinates), the amplitude of the ellipse along the x and y axes, and the shape/direction of the ellipse. Additionally, the leg movement is intricately linked to the angle of the wing, which is monitored using a magnetic angle encoder. This coupling is crucial for coordinating the overall motion of the Batbot.</text:p>
      <text:h text:style-name="Heading_20_3" text:outline-level="3">Workflow of a Test</text:h>
      <text:p text:style-name="Text_20_body">The testing process is structured as follows:</text:p>
      <text:list xml:id="list3139483098" text:style-name="L1">
        <text:list-item>
          <text:p text:style-name="P1"><text:span text:style-name="Strong_20_Emphasis">Initiation</text:span>: A Python script initiates the test by sending a proposed solution (the values for the five parameters) to the Batbot via wireless UART communication.</text:p>
        </text:list-item>
        <text:list-item>
          <text:p text:style-name="P1"><text:span text:style-name="Strong_20_Emphasis">Execution</text:span>: The Batbot then executes these movements. During this phase, the integrated sensor gathers data on the torques and forces generated by the movement.</text:p>
        </text:list-item>
        <text:list-item>
          <text:p text:style-name="P1"><text:span text:style-name="Strong_20_Emphasis">Data Transmission and Analysis</text:span>: The collected data is transmitted back to the computer via USB using the ModBus Protocol. The Python script processes this data, focusing on identifying peaks to isolate complete cycles. It then calculates the average force generated during these cycles.</text:p>
        </text:list-item>
        <text:list-item>
          <text:p text:style-name="P1"><text:span text:style-name="Strong_20_Emphasis">Scoring</text:span>: The effectiveness of each test is quantified by calculating the Euclidean distance between the average force generated and the Batbot's weight (670 grams). This score serves as the basis for evaluating the success of each parameter set.</text:p>
        </text:list-item>
      </text:list>
      <text:h text:style-name="Heading_20_3" text:outline-level="3">Optimization Process</text:h>
      <text:p text:style-name="Text_20_body">With a clear understanding of the testing workflow, the overall optimization process using the Covariance Matrix Adaptation (CMA) algorithm can be explained:</text:p>
      <text:list xml:id="list3374429838" text:style-name="L2">
        <text:list-item>
          <text:p text:style-name="P2"><text:span text:style-name="Strong_20_Emphasis">Generation of Solutions</text:span>: The CMA algorithm initially generates ten different solutions (sets of the five parameters).</text:p>
        </text:list-item>
        <text:list-item>
          <text:p text:style-name="P2"><text:span text:style-name="Strong_20_Emphasis">Testing and Scoring</text:span>: Each of these solutions is tested sequentially using the workflow described above. The score for each solution is calculated based on its performance.</text:p>
        </text:list-item>
        <text:list-item>
          <text:p text:style-name="P2"><text:span text:style-name="Strong_20_Emphasis">Algorithm Optimization</text:span>: Using the scores obtained from these tests, the CMA algorithm undergoes an optimization process. This process involves refining the algorithm based on the performance data to generate ten new, improved solutions for the subsequent generation.</text:p>
        </text:list-item>
        <text:list-item>
          <text:p text:style-name="P2"><text:soft-page-break/><text:span text:style-name="Strong_20_Emphasis">Iterative Improvement</text:span>: This cycle of generating solutions, testing, scoring, and refining the algorithm is repeated iteratively. The process continues until the algorithm converges, indicating that the optimal parameters for the hind-leg movement have been identified.</text:p>
        </text:list-item>
      </text:list>
      <text:p text:style-name="Text_20_body">Through this sophisticated approach, the research aims to fine-tune the Batbot's movements, enhancing its ability to hover effectively. The use of the CMA algorithm, known for its efficiency in complex optimization scenarios, is pivotal in navigating the intricate parameter space of the Batbot's locomotion. This process not only demonstrates the potential of genetic algorithms in robotic control but also paves the way for further advancements in autonomous flight and robotic agility.</text:p>
      <text:p text:style-name="Standard"/>
      <text:p text:style-name="Text_20_body"><text:span text:style-name="Strong_20_Emphasis">Results of the Optimization</text:span></text:p>
      <text:h text:style-name="Heading_20_3" text:outline-level="3">Data Quality and Learning Progress</text:h>
      <text:p text:style-name="Text_20_body">The optimization process for the Batbot's hind-leg movements yielded high-quality, precise, and reliable data. This robust data <text:span text:style-name="T2">quality</text:span> was instrumental in accurately calculating the scores necessary for the optimization process. A significant observation was made after just 20 generations of the algorithm: the scores consistently decreased, indicating clear learning.</text:p>
      <text:h text:style-name="Heading_20_3" text:outline-level="3">Analysis through Parallel Coordinate Plot</text:h>
      <text:p text:style-name="Text_20_body">One of the most insightful analyses was conducted using a parallel coordinate plot. This type of plot is particularly effective in visualizing high-dimensional data. In a parallel coordinate plot, each parameter is represented by a vertical line, and individual solutions are displayed as lines crossing these vertical lines. The position where a line crosses a vertical line indicates the value of that parameter for the given solution. In our specific analysis, lines in the plot were color-coded: yellow lines represented solutions with better scores, indicating more effective parameter combinations for the Batbot's hovering capability, while blue lines indicated worse scores. This color-coding further enhanced the plot's utility in quickly identifying patterns and correlations across multiple dimensions. It made it easier to distinguish optimal solutions that stood out in the parameter space. The plot for our data revealed a distinctly effective solution, clearly differentiated from the rest by its color, signifying its superior performance.</text:p>
      <text:h text:style-name="Heading_20_3" text:outline-level="3">Encounter with Physical Limitations</text:h>
      <text:p text:style-name="Text_20_body">Despite the algorithm's initial success, we encountered a stagnation in learning, indicating that the algorithm had possibly reached the physical limitations of the Batbot's current design. To understand this plateau, we analyzed the relationship between the force and lift generated by the Batbot and its flapping frequency. Intriguingly, even at a high flapping frequency of nearly 5 Hz, the maximum force exerted was only 2.4N, significantly lower than the required 6.7N for effective hovering.</text:p>
      <text:h text:style-name="Heading_20_3" text:outline-level="3">Insights from Forward Flight Comparison</text:h>
      <text:p text:style-name="Text_20_body">This result was particularly surprising given previous tests where the Batbot achieved lift in forward flight at around 4 Hz. Upon further investigation, we realized that in forward flight, the airflow over the wings creates lift, similar to an airplane wing. However, in hovering, where the Batbot remains <text:soft-page-break/>static, this aerodynamic lift is absent. This distinction was crucial in understanding the limitations faced during the hovering tests.</text:p>
      <text:h text:style-name="Heading_20_3" text:outline-level="3">Conclusion and Future Directions</text:h>
      <text:p text:style-name="Text_20_body">The conclusion drawn from these results is that while the algorithmic optimization was successful within the mechanical constraints of the Batbot, the design of the Batbot itself requires enhancement to achieve the desired hovering capability. The current design does not fully capitalize on the aerodynamic principles that assist in lift during forward motion. This realization points towards the necessity for a mechanical redesign of the Batbot, aiming to incorporate features that can generate sufficient lift even in a static hover. This upgrade will be pivotal in harnessing the full potential of the algorithmic advancements and achieving the ultimate goal of efficient and stable hover in Batbot.</text:p>
      <text:p text:style-name="Text_20_body"/>
      <text:h text:style-name="Heading_20_3" text:outline-level="3">Addressing the Challenges of the Previous Design</text:h>
      <text:p text:style-name="Text_20_body">The initial design of the Batbot, while innovative, encountered several significant challenges that limited its performance, particularly at higher operational velocities. One of the primary issues was the use of a single gear to drive the wing movements. This design choice led to two major problems:</text:p>
      <text:list xml:id="list2320538381" text:style-name="L3">
        <text:list-item>
          <text:p text:style-name="P3"><text:span text:style-name="Strong_20_Emphasis">High Stress on Gear Teeth</text:span>: The single-gear mechanism bore the entire load of wing movement, leading to excessive stress on the gear teeth. This stress often resulted in damage when the Batbot operated at high velocities, compromising the durability and reliability of the system.</text:p>
        </text:list-item>
        <text:list-item>
          <text:p text:style-name="P3"><text:span text:style-name="Strong_20_Emphasis">Unbalanced Force Distribution</text:span>: The single gear also contributed to an uneven distribution of forces and weight across the Batbot's structure. This imbalance was detrimental to both the efficiency of the Batbot's movements and the longevity of its components.</text:p>
        </text:list-item>
      </text:list>
      <text:h text:style-name="Heading_20_3" text:outline-level="3">Implementing Design Upgrades</text:h>
      <text:p text:style-name="Text_20_body">To overcome these challenges, a series of upgrades were introduced to the Batbot's design:</text:p>
      <text:list xml:id="list3312693291" text:style-name="L4">
        <text:list-item>
          <text:p text:style-name="P4"><text:span text:style-name="Strong_20_Emphasis">Dual Gear System</text:span>: The most significant change was the replacement of the single gear system with a dual gear mechanism. This new setup, featuring one gear for each wing, dramatically improved the Batbot's performance. By distributing the load more evenly, the dual gears reduced the stress on individual gear teeth, significantly lowering the risk of damage during high-speed operation.</text:p>
        </text:list-item>
        <text:list-item>
          <text:p text:style-name="P4"><text:span text:style-name="Strong_20_Emphasis">Increased Flapping Amplitude</text:span>: The amplitude of the wing flapping was increased to enhance the Batbot's aerodynamic lift. This modification was crucial in improving the Batbot's ability to achieve and maintain stable hovering.</text:p>
        </text:list-item>
        <text:list-item>
          <text:p text:style-name="P4"><text:span text:style-name="Strong_20_Emphasis">Upgraded Motor</text:span>: To accommodate the increased demands of the new wing movement, the motor was upgraded to a more powerful 100W motor. This upgrade provided the Batbot with the necessary power to operate the wings efficiently, especially at higher flapping frequencies.</text:p>
        </text:list-item>
        <text:list-item>
          <text:p text:style-name="P4"><text:soft-page-break/><text:span text:style-name="Strong_20_Emphasis">Addition of a 50 Amp Electronic Speed Controller</text:span>: To ensure that the system had access to sufficient current for its operations, a 50 amp electronic speed controller was incorporated. This addition was pivotal in managing the power supply to the upgraded motor, ensuring smooth and responsive control over the wing movements.</text:p>
        </text:list-item>
      </text:list>
      <text:h text:style-name="Heading_20_3" text:outline-level="3">Conclusion</text:h>
      <text:p text:style-name="Text_20_body">These upgrades collectively addressed the key limitations of the previous design, paving the way for a more robust, efficient, and reliable Batbot. The introduction of a dual gear system, in particular, marked a significant step forward in the mechanical design, allowing for higher operational speeds without compromising the integrity of the system. With these enhancements, the Batbot is now better equipped to explore the boundaries of autonomous flight and contribute to the broader field of robotic design and control.</text:p>
      <text:p text:style-name="Text_20_body"/>
      <text:p text:style-name="Text_20_body"><text:span text:style-name="Strong_20_Emphasis">Development of the Dynamic Test Bench for the New Batbot</text:span></text:p>
      <text:p text:style-name="Text_20_body">To comprehensively evaluate the performance of the upgraded Batbot, a dynamic test bench was developed. This innovative testing apparatus offers several key advantages over the static test scenarios previously employed.</text:p>
      <text:h text:style-name="Heading_20_3" text:outline-level="3">Composition of the Dynamic Test Bench</text:h>
      <text:p text:style-name="Text_20_body">The dynamic test bench is centered around a 6-axis sensor mounted to the ceiling. Suspended from this sensor is an elastic string, at the end of which the Batbot is attached. This setup is meticulously designed to simulate a more realistic hovering environment for the Batbot, providing a host of benefits:</text:p>
      <text:list xml:id="list3981327931" text:style-name="L5">
        <text:list-item>
          <text:p text:style-name="P5"><text:span text:style-name="Strong_20_Emphasis">Realistic Hovering Simulation</text:span>: Unlike static tests, the dynamic test bench allows the Batbot to move freely in space. This freedom is crucial for accurately assessing the Batbot's hovering capabilities, as it closely mimics the conditions the Batbot would encounter in real-world applications.</text:p>
        </text:list-item>
        <text:list-item>
          <text:p text:style-name="P5"><text:span text:style-name="Strong_20_Emphasis">Safety and Repeatability of Experiments</text:span>: The elastic string not only facilitates movement but also ensures the safety of the Batbot during testing. It prevents the Batbot from drifting too far or colliding with other objects, thus enabling repeated experiments without the risk of damage.</text:p>
        </text:list-item>
      </text:list>
      <text:h text:style-name="Heading_20_3" text:outline-level="3">Testing Procedure and Data Analysis</text:h>
      <text:p text:style-name="Text_20_body">The testing process on the dynamic test bench works as follows:</text:p>
      <text:list xml:id="list311930145" text:style-name="L6">
        <text:list-item>
          <text:p text:style-name="P6"><text:span text:style-name="Strong_20_Emphasis">Hovering Test</text:span>: If the Batbot hovers effectively, the elastic will pull it towards a central position. This state indicates a successful hover with minimal external forces acting on the Batbot.</text:p>
        </text:list-item>
        <text:list-item>
          <text:p text:style-name="P6"><text:span text:style-name="Strong_20_Emphasis">Force Measurement</text:span>: In instances where the Batbot fails to hover effectively, a force will be exerted on the elastic string, which is then measured by the 6-axis sensor. This force provides crucial data on the Batbot's performance.</text:p>
        </text:list-item>
        <text:list-item>
          <text:p text:style-name="P6"><text:soft-page-break/><text:span text:style-name="Strong_20_Emphasis">Calculation of Resulting Force and Position</text:span>: By knowing the forces acting in all three axes, the resultant force exerted by the Batbot can be calculated. Additionally, utilizing the known elastic constant of the string and applying Hooke's Law, the position of the Batbot can also be determined.</text:p>
        </text:list-item>
      </text:list>
      <text:h text:style-name="Heading_20_3" text:outline-level="3">Advantages of the Dynamic Test Bench</text:h>
      <text:p text:style-name="Text_20_body">This dynamic test bench represents a significant advancement in testing the Batbot's capabilities. By offering a more realistic and safe testing environment, it allows for a more accurate assessment of the Batbot's performance in hovering. The ability to calculate both the force exerted and the Batbot's position provides a comprehensive understanding of its dynamics, crucial for further optimization and development. As such, this test bench is an invaluable tool in refining the Batbot's design and enhancing its functionality.</text:p>
      <text:p text:style-name="Standard"/>
      <text:p text:style-name="Standard"/>
      <text:p text:style-name="Text_20_body"><text:span text:style-name="Strong_20_Emphasis">Results of the Batbot on the Dynamic Test Bench</text:span></text:p>
      <text:h text:style-name="Heading_20_3" text:outline-level="3">Evaluation of Hovering Capability</text:h>
      <text:p text:style-name="Text_20_body">The application of the dynamic test bench in evaluating the upgraded Batbot provided enlightening results, particularly concerning its ability to hover. A key observation was made regarding the force exerted in the vertical (z) direction:</text:p>
      <text:list xml:id="list12481339" text:style-name="L7">
        <text:list-item>
          <text:p text:style-name="P7"><text:span text:style-name="Strong_20_Emphasis">Tendency Towards Zero</text:span>: During the tests, it was observed that the force in the z-direction exhibited a clear tendency to approach zero. This is a significant finding, as it indicates a state of equilibrium where the upward force generated by the Batbot's wings effectively counterbalances its weight.</text:p>
        </text:list-item>
      </text:list>
      <text:h text:style-name="Heading_20_3" text:outline-level="3">Implications of the Results</text:h>
      <text:list xml:id="list2776090528" text:style-name="L8">
        <text:list-item>
          <text:p text:style-name="P8"><text:span text:style-name="Strong_20_Emphasis">Successful Lift Generation</text:span>: The tendency of the z-direction force towards zero is a strong indicator that the modifications made to the Batbot, including the dual gear system, enhanced flapping amplitude, upgraded motor, and 50 amp electronic speed controller, have collectively enabled it to generate sufficient lift.</text:p>
        </text:list-item>
        <text:list-item>
          <text:p text:style-name="P8"><text:span text:style-name="Strong_20_Emphasis">Hovering Achievement</text:span>: This result is a clear demonstration that the Batbot, when positioned in the dynamic test bench, can exert enough force to lift and sustain its own weight, essentially achieving the primary objective of hovering.</text:p>
        </text:list-item>
      </text:list>
      <text:h text:style-name="Heading_20_3" text:outline-level="3">Conclusion</text:h>
      <text:p text:style-name="Text_20_body">The success of the Batbot in the dynamic test bench marks a significant milestone in this research project. It validates the effectiveness of the design upgrades implemented and underscores the potential of the Batbot as a viable model for exploring autonomous flight dynamics in robotics. Furthermore, the test bench's ability to provide a realistic and safe environment for assessing the Batbot's hovering capability proves to be an invaluable asset in the ongoing development and refinement of this cutting-edge robotic technology.</text:p>
      <text:p text:style-name="Text_20_body"/>
      <text:h text:style-name="Heading_20_3" text:outline-level="3"><text:soft-page-break/>Outdoor Testing and Development of the Batbot</text:h>
      <text:h text:style-name="Heading_20_4" text:outline-level="4">Initial Outdoor Tests</text:h>
      <text:p text:style-name="Text_20_body">After demonstrating the Batbot's ability to generate sufficient lift in a controlled environment, the next crucial step was to test it in real-world conditions. The first of these outdoor tests involved suspending the Batbot from a long elastic attached to a tree. This test was pivotal for several reasons:</text:p>
      <text:list xml:id="list2384335177" text:style-name="L9">
        <text:list-item>
          <text:p text:style-name="P10"><text:span text:style-name="Strong_20_Emphasis">Climbing Capability</text:span>: The Batbot demonstrated its capability to climb up the elastic, indicating effective lift generation in a less controlled environment.</text:p>
        </text:list-item>
        <text:list-item>
          <text:p text:style-name="P9"><text:span text:style-name="Strong_20_Emphasis">Stability Without Control Algorithms</text:span>: Remarkably, the Batbot exhibited good stability during these tests, even without the aid of controlling algorithms. This stability can be attributed to its physical design, suggesting a well-engineered balance and aerodynamic structure.</text:p>
        </text:list-item>
      </text:list>
      <text:h text:style-name="Heading_20_4" text:outline-level="4">Hand-Controlled Hovering Tests</text:h>
      <text:p text:style-name="Text_20_body">Subsequent tests involved manually controlling the Batbot's legs using a remote control (RC) controller. The aim of these tests was twofold:</text:p>
      <text:list xml:id="list2140524123" text:style-name="L10">
        <text:list-item>
          <text:p text:style-name="P12"><text:span text:style-name="Strong_20_Emphasis">Close Approximation of Hovering</text:span>: By manually controlling the Batbot, the goal was to approximate hovering as closely as possible. This approach was intended to glean valuable insights into the Batbot's hovering dynamics, which are crucial for further development.</text:p>
        </text:list-item>
        <text:list-item>
          <text:p text:style-name="P11"><text:span text:style-name="Strong_20_Emphasis">Basis for Algorithmic Refinement</text:span>: The insights gained from hand-controlled hovering are intended to serve as a foundation for refining the developed optimization algorithm. This refinement aims to enhance the Batbot's control strategy for more efficient and sustained hovering.</text:p>
        </text:list-item>
      </text:list>
      <text:h text:style-name="Heading_20_4" text:outline-level="4">Achievements and Future Plans</text:h>
      <text:list xml:id="list585095864" text:style-name="L11">
        <text:list-item>
          <text:p text:style-name="P14"><text:span text:style-name="Strong_20_Emphasis">Short-Duration Hovering</text:span>: So far, the Batbot has achieved a hovering duration of approximately 2 seconds in these tests, marking a significant step towards sustained hovering.</text:p>
        </text:list-item>
        <text:list-item>
          <text:p text:style-name="P14"><text:span text:style-name="Strong_20_Emphasis">Physical Modifications</text:span>: Plans are in place to elongate the Batbot's legs to increase its influence in generating rotational torque, which is expected to further aid in hovering stability.</text:p>
        </text:list-item>
        <text:list-item>
          <text:p text:style-name="P13"><text:span text:style-name="Strong_20_Emphasis">Sensor Integration</text:span>: The next phase involves integrating an accelerometer and gyroscope into the Batbot. This integration aims to attempt self-sustained hovering by providing real-time feedback on the Batbot's orientation and acceleration.</text:p>
        </text:list-item>
      </text:list>
      <text:h text:style-name="Heading_20_4" text:outline-level="4">Concluding Objectives</text:h>
      <text:p text:style-name="Text_20_body">With these results and planned developments, the project is poised to evaluate the feasibility of using evolutionary algorithms to train complex controlling strategies for autonomous robotic systems like the Batbot. The culmination of these efforts will not only shed light on the potential of evolutionary algorithms in this context but also identify any additional requirements or adjustments necessary to fully realize the goal of efficient and autonomous robotic hovering.</text:p>
      <text:p text:style-name="Text_20_body"/>
      <text:p text:style-name="Text_20_body"><text:span text:style-name="Strong_20_Emphasis">Conclusion</text:span></text:p>
      <text:p text:style-name="Text_20_body"><text:soft-page-break/>This research journey, exploring the intricate dynamics of the Batbot, has traversed various domains - from the conceptualization of a sophisticated robotic entity inspired by the natural mechanics of a bat, to the challenging realm of applying genetic algorithms for its autonomous control. Throughout this endeavor, the Batbot has evolved from a mere concept into a tangible representation of the potential held within the fusion of robotics, aerodynamics, and algorithmic control.</text:p>
      <text:p text:style-name="Text_20_body">The initial phase of this journey involved tackling the complexities of integrating diverse technologies and overcoming the practical challenges in robotic design and wireless communication. The successful transition to a more efficient microcontroller and sensor system laid a strong foundation for the subsequent phases of the project, enabling more accurate data collection and analysis.</text:p>
      <text:p text:style-name="Text_20_body">The heart of this research was the application of the Covariance Matrix Adaptation algorithm, a pioneering approach in the field of robotics. This process not only demonstrated the Batbot's ability to adapt and improve but also shed light on the limitations imposed by its physical design. The insights gained from the optimization process were crucial in guiding the redesign of the Batbot, emphasizing the need for a balanced approach that considers both algorithmic intelligence and mechanical efficiency.</text:p>
      <text:p text:style-name="Text_20_body">The dynamic test bench proved to be a milestone, offering a more realistic assessment of the Batbot's capabilities and revealing its potential to achieve stable hovering. The progression to outdoor testing further expanded our understanding of the Batbot's performance in real-world conditions, showcasing its ability to adapt and function outside controlled environments.</text:p>
      <text:p text:style-name="Text_20_body">The culmination of these experiments and developments brings us to a pivotal point where the future of autonomous robotic control seems more promising than ever. The Batbot project has illustrated that with innovative design, robust testing, and the intelligent application of genetic algorithms, the boundaries of what is possible in robotics continue to expand. The journey of the Batbot is not just a testament to technological advancement but also a beacon for future research in autonomous systems, where the synergy of different fields can lead to groundbreaking innovations.</text:p>
      <text:p text:style-name="Text_20_body">In conclusion, this research underscores the vast potential of evolutionary algorithms in training complex controlling strategies for autonomous systems. The Batbot's journey from concept to a near-autonomous entity highlights the importance of interdisciplinary collaboration and the continuous pursuit of improvement and adaptation. The learnings from this project will undoubtedly influence future endeavors in the realm of robotics and autonomous systems, paving the way for more efficient, intelligent, and adaptable machines. As we look ahead, the Batbot stands as a symbol of innovation and a stepping stone towards a future where autonomous robots seamlessly integrate into various aspects of life and work.</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begin{figure}[htbp]</text:p>
      <text:p text:style-name="Text_20_body"><text:s text:c="4"/>\center</text:p>
      <text:p text:style-name="Text_20_body"><text:s text:c="4"/>\includegraphics[scale=0.3]{img/batbot.png}</text:p>
      <text:p text:style-name="Text_20_body"><text:s text:c="4"/>\caption{Batbots axes}</text:p>
      <text:p text:style-name="Text_20_body"><text:s text:c="4"/>\label{fig:batbot}</text:p>
      <text:p text:style-name="Text_20_body">\end{figure}</text:p>
      <text:p text:style-name="Text_20_body"/>
      <text:p text:style-name="Text_20_body">\begin{figure}</text:p>
      <text:p text:style-name="Text_20_body"><text:s text:c="5"/>\centering</text:p>
      <text:p text:style-name="Text_20_body"><text:s text:c="5"/>\begin{subfigure}[b]{0.3\textwidth}</text:p>
      <text:p text:style-name="Text_20_body"><text:s text:c="8"/>\center</text:p>
      <text:p text:style-name="Text_20_body"><text:s text:c="8"/>\includegraphics[scale=0.15]{img/bat_markers.png}</text:p>
      <text:p text:style-name="Text_20_body"><text:s text:c="8"/>\caption{Markers on bat wing and angles definition from Dr. Sudeeps dissertation}</text:p>
      <text:p text:style-name="Text_20_body"><text:s text:c="8"/>\label{fig:batbot_markers}</text:p>
      <text:p text:style-name="Text_20_body"><text:s text:c="5"/>\end{subfigure}</text:p>
      <text:p text:style-name="Text_20_body"><text:s text:c="5"/>\hfill</text:p>
      <text:p text:style-name="Text_20_body"><text:s text:c="5"/>\begin{subfigure}[b]{0.3\textwidth}</text:p>
      <text:p text:style-name="Text_20_body"><text:s text:c="8"/>\center</text:p>
      <text:p text:style-name="Text_20_body"><text:s text:c="8"/>\includegraphics[scale=0.2]{img/optitrack.png}</text:p>
      <text:p text:style-name="Text_20_body"><text:s text:c="8"/>\caption{Measurement setting to measure bat flight data using "Optitrack"}</text:p>
      <text:p text:style-name="Text_20_body"><text:s text:c="8"/>\label{fig:optitrack}</text:p>
      <text:p text:style-name="Text_20_body"><text:s text:c="5"/>\end{subfigure}</text:p>
      <text:p text:style-name="Text_20_body"><text:s text:c="8"/>\caption{Real bat data measurements from Dr. Sudeeps dissertation}</text:p>
      <text:p text:style-name="Text_20_body"><text:s text:c="8"/>\label{fig:real bat data}</text:p>
      <text:p text:style-name="Text_20_body">\end{figure}</text:p>
      <text:p text:style-name="Text_20_body"/>
      <text:p text:style-name="Text_20_body"/>
      <text:p text:style-name="Text_20_body">\begin{equation}</text:p>
      <text:p text:style-name="Text_20_body"><text:s text:c="4"/>FFC(\theta, \phi) = \vec{q}</text:p>
      <text:p text:style-name="Text_20_body">\end{equation}</text:p>
      <text:p text:style-name="Text_20_body"><text:soft-page-break/></text:p>
      <text:p text:style-name="Text_20_body">\begin{equation}</text:p>
      <text:p text:style-name="Text_20_body"><text:s text:c="4"/>FFC_{example}(\theta, \phi) = \begin{pmatrix}</text:p>
      <text:p text:style-name="Text_20_body"><text:s text:c="4"/>\theta_1 \\</text:p>
      <text:p text:style-name="Text_20_body"><text:s text:c="4"/>\theta_2\\</text:p>
      <text:p text:style-name="Text_20_body"><text:s text:c="4"/>\phi \\</text:p>
      <text:p text:style-name="Text_20_body"><text:s text:c="4"/>\theta_2\\</text:p>
      <text:p text:style-name="Text_20_body"><text:s text:c="4"/>\phi</text:p>
      <text:p text:style-name="Text_20_body"><text:s text:c="4"/>\end{pmatrix} = </text:p>
      <text:p text:style-name="Text_20_body"><text:s text:c="4"/>\begin{pmatrix}</text:p>
      <text:p text:style-name="Text_20_body"><text:s text:c="4"/>w \\</text:p>
      <text:p text:style-name="Text_20_body"><text:s text:c="4"/>\alpha\\</text:p>
      <text:p text:style-name="Text_20_body"><text:s text:c="4"/>\phi \\</text:p>
      <text:p text:style-name="Text_20_body"><text:s text:c="4"/>\alpha\\</text:p>
      <text:p text:style-name="Text_20_body"><text:s text:c="4"/>\phi</text:p>
      <text:p text:style-name="Text_20_body"><text:s text:c="4"/>\end{pmatrix} = \vec{q}</text:p>
      <text:p text:style-name="Text_20_body">\end{equation}</text:p>
      <text:p text:style-name="Text_20_body"/>
      <text:p text:style-name="Text_20_body">\begin{table}[htbp]</text:p>
      <text:p text:style-name="Text_20_body">\centering</text:p>
      <text:p text:style-name="Text_20_body">\begin{tabular}{||c | c||} </text:p>
      <text:p text:style-name="Text_20_body"><text:s/>\hline</text:p>
      <text:p text:style-name="Text_20_body"><text:s/>Sensor &amp; Neutral State (Volts) \\ [0.5ex] </text:p>
      <text:p text:style-name="Text_20_body"><text:s/>\hline\hline</text:p>
      <text:p text:style-name="Text_20_body"><text:s/>1 &amp; 0.103034 \\ </text:p>
      <text:p text:style-name="Text_20_body"><text:s/>\hline</text:p>
      <text:p text:style-name="Text_20_body"><text:s/>2 &amp; 0.126191 \\</text:p>
      <text:p text:style-name="Text_20_body"><text:s/>\hline</text:p>
      <text:p text:style-name="Text_20_body"><text:s/>3 &amp; -0.016099\\</text:p>
      <text:p text:style-name="Text_20_body"><text:s/>\hline</text:p>
      <text:p text:style-name="Text_20_body"><text:s/>4 &amp; -0.337834 \\</text:p>
      <text:p text:style-name="Text_20_body"><text:s/>\hline</text:p>
      <text:p text:style-name="Text_20_body"><text:soft-page-break/><text:s/>5 &amp; -0.127773 \\</text:p>
      <text:p text:style-name="Text_20_body"><text:s/>\hline</text:p>
      <text:p text:style-name="Text_20_body"><text:s/>6 &amp; -0.016209 \\ [1ex] </text:p>
      <text:p text:style-name="Text_20_body"><text:s/>\hline</text:p>
      <text:p text:style-name="Text_20_body">\end{tabular}</text:p>
      <text:p text:style-name="Text_20_body">\caption{Sensor neutral states (negative values represent pushing and positive pulling forces)}</text:p>
      <text:p text:style-name="Text_20_body">\label{table:Sensor neutral states}</text:p>
      <text:p text:style-name="Text_20_body">\end{table}</text:p>
      <text:p text:style-name="Text_20_body"/>
      <text:p text:style-name="Text_20_body"><text:span text:style-name="Strong_20_Emphasis">引言</text:span> 在不断发展的机器人和自主系统领域中，开发用于复杂或难以模拟系统的创新控制算法的追求正获得显著动力。这项研究深入这个蓬勃发展的领域，专注于开发一种受蝙蝠启发的机器人实体，以下称为“蝙蝠机器人（Batbot）”。核心目标是使用称为协方差矩阵适应（CMA）的复杂遗传算法训练蝙蝠机器人以实现悬停。这一努力不仅旨在提高我们对机器人自主飞行的理解，而且还有可能开创控制复杂系统算法的新途径。 这项研究的重要性在于它能够弥合理论算法控制与在物理要求高的环境中的实际应用之间的差距。蝙蝠机器人拥有复杂的飞行机械和动态响应系统，为探索在现实世界场景中应用先进遗传算法的可行性提供了理想的测试平台。由于需要同步多种技术以创造有利于蝙蝠机器人学习的环境，这一挑战变得更加复杂。 最初尝试开发这个系统时遇到了重大障碍。虽然STM32微处理器提供了一个强大的平台，但由于它依赖于C++这种低级编程语言，引入了复杂性。这种复杂性因无线通信中遇到的问题而加剧。使用蓝牙模块的尝试遇到了可靠性问题，而使用ESP8266 Wi-Fi模块则需要增加一个调制解调器，这增加了额外的复杂性。此外，最初选择的力传感器 - 带有多个活动部件的载荷传感器 - 引入了数据不准确性。这些不准确性因系统中的机械应力而加剧，导致由初始载荷和装配中螺丝紧密度影响的读数不一致。 然而，在经过几个月的严格试验和错误后，出现了更有效的解决方案。过渡到使用MicroPython的Pyboard提供了更用户友好的编码环境和提高的可靠性。这一转变显著简化了开发过程。同时，采用无线UART模块提供了一个健壮且可靠的无线通信手段。或许最关键的是，用无活动部件的6轴传感器替换了最初的力传感器，显著提高了数据精度。这种传感器不仅提供了三种力和三种扭矩的更准确读数，而且为更复杂的未来分析奠定了基础。 这些发展的累积标志着蝙蝠机器人项目的新阶段，为在复杂机器人系统中应用遗传算法开辟了充满希望的途径。因此，这项研究站在了变革旅程的前沿，这一旅程可能会重新定义自主控制和在非结构化环境中的机器人敏捷性的界限。</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8T14:00:15.460793172</meta:creation-date>
    <dc:date>2024-01-18T19:41:30.886853012</dc:date>
    <meta:editing-duration>PT2H24M17S</meta:editing-duration>
    <meta:editing-cycles>2</meta:editing-cycles>
    <meta:generator>LibreOffice/7.3.7.2$Linux_X86_64 LibreOffice_project/30$Build-2</meta:generator>
    <meta:document-statistic meta:table-count="0" meta:image-count="0" meta:object-count="0" meta:page-count="11" meta:paragraph-count="157" meta:word-count="4275" meta:character-count="24735" meta:non-whitespace-character-count="21246"/>
  </office:meta>
</office:document-meta>
</file>